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presentation:style-name="pr4" draw:layer="layout" svg:width="12.199cm" svg:height="11cm" svg:x="1.5cm" svg:y="3.5cm" presentation:class="outline" presentation:placeholder="true">
          <draw:text-box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7:12:15.554442869</meta:creation-date>
    <meta:editing-duration>P0D</meta:editing-duration>
    <meta:editing-cycles>1</meta:editing-cycles>
    <meta:generator>LibreOffice/7.3.7.2$Linux_X86_64 LibreOffice_project/30$Build-2</meta:generator>
    <dc:title>Pencil</dc:title>
    <meta:document-statistic meta:object-count="41"/>
  </office:meta>
</office:document-meta>
</file>